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language="en" fo:country="none"/>
    </style:style>
    <style:style style:name="P3" style:family="paragraph" style:parent-style-name="Standard">
      <style:text-properties fo:language="en" fo:country="none" style:text-underline-style="solid" style:text-underline-width="auto" style:text-underline-color="font-color"/>
    </style:style>
    <style:style style:name="P4" style:family="paragraph" style:parent-style-name="Standard">
      <style:text-properties fo:language="en" fo:country="none" style:text-underline-style="solid" style:text-underline-width="auto" style:text-underline-color="font-color" fo:font-weight="bold" style:font-weight-asian="bold" style:font-weight-complex="bold"/>
    </style:style>
    <style:style style:name="P5" style:family="paragraph" style:parent-style-name="Standard">
      <style:text-properties fo:background-color="#ffff00"/>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tyle="normal" style:font-style-asian="normal" style:font-style-complex="normal"/>
    </style:style>
    <style:style style:name="P8" style:family="paragraph" style:parent-style-name="Standard">
      <style:text-properties fo:color="#008000"/>
    </style:style>
    <style:style style:name="P9" style:family="paragraph" style:parent-style-name="Standard">
      <style:text-properties fo:color="#000000" style:text-underline-style="solid" style:text-underline-width="auto" style:text-underline-color="font-color"/>
    </style:style>
    <style:style style:name="P10" style:family="paragraph" style:parent-style-name="Standard">
      <style:text-properties style:font-name="Courier New" fo:font-size="10pt" style:font-size-asian="10pt" style:font-size-complex="10pt"/>
    </style:style>
    <style:style style:name="P11" style:family="paragraph" style:parent-style-name="Preformatted_20_Text">
      <style:paragraph-properties fo:margin-top="0cm" fo:margin-bottom="0.499cm"/>
    </style:style>
    <style:style style:name="P12" style:family="paragraph" style:parent-style-name="Standard">
      <style:text-properties fo:color="#008000"/>
    </style:style>
    <style:style style:name="P13" style:family="paragraph" style:parent-style-name="Standard">
      <style:paragraph-properties>
        <style:tab-stops>
          <style:tab-stop style:position="0.344cm"/>
        </style:tab-stops>
      </style:paragraph-properties>
      <style:text-properties fo:color="#008000" style:font-name="Courier New" fo:font-size="10pt" style:font-size-asian="10pt" style:font-size-complex="10pt"/>
    </style:style>
    <style:style style:name="P14" style:family="paragraph" style:parent-style-name="Standard">
      <style:text-properties style:font-name="Courier New" fo:font-size="10pt" style:font-size-asian="10pt" style:font-size-complex="10pt"/>
    </style:style>
    <style:style style:name="P1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none"/>
    </style:style>
    <style:style style:name="T2" style:family="text">
      <style:text-properties fo:language="en" fo:country="none"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language="en" fo:country="none" fo:font-style="normal" style:text-underline-style="none" fo:font-weight="normal" style:font-style-asian="normal" style:font-weight-asian="normal" style:font-style-complex="normal" style:font-weight-complex="normal"/>
    </style:style>
    <style:style style:name="T4" style:family="text">
      <style:text-properties fo:background-color="#ffff00"/>
    </style:style>
    <style:style style:name="T5" style:family="text">
      <style:text-properties style:text-underline-style="solid" style:text-underline-width="auto" style:text-underline-color="font-color"/>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fo:font-weight="normal" fo:background-color="#ffff00"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fo:background-color="#ffff00" style:font-style-asian="italic" style:font-style-complex="italic"/>
    </style:style>
    <style:style style:name="T11" style:family="text">
      <style:text-properties style:text-underline-style="none"/>
    </style:style>
    <style:style style:name="T12" style:family="text">
      <style:text-properties fo:font-style="normal"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color="#ff0000" fo:language="en" fo:country="none"/>
    </style:style>
    <style:style style:name="T16" style:family="text">
      <style:text-properties fo:color="#000000"/>
    </style:style>
    <style:style style:name="T17" style:family="text">
      <style:text-properties fo:color="#008000"/>
    </style:style>
    <style:style style:name="T18" style:family="text">
      <style:text-properties style:text-position="super 58%"/>
    </style:style>
    <style:style style:name="T19" style:family="text">
      <style:text-properties style:font-name="Courier New" fo:font-size="10pt" style:font-size-asian="10pt" style:font-size-complex="10pt"/>
    </style:style>
    <style:style style:name="T20"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color="#000000"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color="#000000" style:text-outline="false" style:text-line-through-style="none" style:text-position="super 58%"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position="0% 100%" style:font-name="Tahoma" fo:font-size="10pt" fo:letter-spacing="normal" fo:language="en"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
        <text:p text:style-name="P4">Unit 3 Homework</text:p>
        <text:p text:style-name="P3"/>
        <text:p text:style-name="Standard"><text:bookmark text:name="Question_1_.2BIBM_Search_Engines_and_the_Web"/><text:bookmark text:name="line-2"/><text:span text:style-name="T7">Question 1</text:span> – Search Engines and the Web<text:bookmark text:name="line-4"/><text:bookmark text:name="line-3"/><office:annotation><dc:creator>Unknown Author</dc:creator><dc:date>2012-06-20T17:22:49.90</dc:date><text:p text:style-name="P15"><text:span text:style-name="T20">What does this have to do with search engines and the Web?</text:span></text:p></office:annotation>: Fill in initial values of the elements of p to produce the <text:tab/>behaviour shown below: <text:bookmark text:name="line-6"/><text:bookmark text:name="line-5"/></text:p>
        <text:p text:style-name="Standard"><text:bookmark text:name="line-11"/><text:bookmark text:name="line-14"/><text:bookmark text:name="line-13"/><text:bookmark text:name="line-12"/><text:bookmark text:name="line-10"/><text:bookmark text:name="line-9"/><text:bookmark text:name="line-8"/><text:bookmark text:name="line-7"/><text:tab/>p = [?,?,?]</text:p>
        <text:p text:style-name="Standard"><text:bookmark text:name="line-21"/></text:p>
        <text:p text:style-name="Standard"><text:bookmark text:name="line-31"/><text:tab/>p[0] = p[0] + p[1]</text:p>
        <text:p text:style-name="Standard"><text:bookmark text:name="line-41"/><text:tab/>p[1] = p[0] + p[2]</text:p>
        <text:p text:style-name="Standard"><text:bookmark text:name="line-51"/><text:tab/>p[2] = p[0] + p[1]</text:p>
        <text:p text:style-name="Standard"><text:bookmark text:name="line-61"/></text:p>
        <text:p text:style-name="Standard"><text:bookmark text:name="line-71"/><text:tab/>print p</text:p>
        <text:p text:style-name="Standard"><text:bookmark text:name="line-16"/><text:bookmark text:name="line-15"/>&gt;When your values of p are acceptable, the output should be: <text:bookmark text:name="line-1-1"/><text:s/>[1, 2, 3]</text:p>
        <text:p text:style-name="Standard">&gt; p = <text:span text:style-name="T4">[0,1,1]</text:span></text:p>
        <text:p text:style-name="Standard"><text:tab/>p[0] = p[0] + p[1]</text:p>
        <text:p text:style-name="Standard"><text:tab/># 0 = 0+1 ==1</text:p>
        <text:p text:style-name="Standard"><text:tab/>#print p yields [1,1,1]</text:p>
        <text:p text:style-name="Standard"><text:tab/>p[1] = p[0] + p[2]</text:p>
        <text:p text:style-name="Standard"><text:tab/>#1 = 1+1 == 2</text:p>
        <text:p text:style-name="Standard"><text:tab/>#print p yields [1,2,1]</text:p>
        <text:p text:style-name="Standard"><text:tab/>p[2] = p[0] + p[1]</text:p>
        <text:p text:style-name="Standard"><text:tab/>#1 = 1+2 == 3</text:p>
        <text:p text:style-name="Standard"><text:tab/>print p </text:p>
        <text:p text:style-name="Standard"><text:tab/>[1,2,3]</text:p>
        <text:p text:style-name="Standard">&gt;sadly, this answer was derived mostly through trial and error – p[0] only gets altered in the <text:tab/>reassignment of the first step; if p[0] must eventually ==1, then whatever comes out of this <text:tab/>step must == 1; each step only gets tweaked one time, so you know the values for the left <text:tab/>side . . . then lots of staring</text:p>
        <text:p text:style-name="Standard">&gt;more methodical algebraic approach:</text:p>
        <text:p text:style-name="Standard"><text:tab/>p[0](altered) = p[0](original) + p[1](original)</text:p>
        <text:p text:style-name="Standard"><text:tab/>p[1](altered) = p[0](altered) + p[2](original)</text:p>
        <text:p text:style-name="Standard"><text:bookmark text:name="line-516"/><text:tab/>p[2](altered) = p[0](altered) + p[1](altered)</text:p>
        <text:p text:style-name="Standard"><text:tab/></text:p>
        <text:p text:style-name="Standard"><text:tab/>1 = p[0](original) + p[1](original) <text:s/>&lt;&lt;1 = p[0] from the desired output, so we know the value <text:tab/><text:tab/><text:tab/><text:tab/><text:tab/><text:tab/>of p[0](altered) – at this point, we know only that these <text:tab/><text:tab/><text:tab/><text:tab/><text:tab/><text:tab/>two original values yield 1&gt;&gt;</text:p>
        <text:p text:style-name="Standard"><text:tab/>2 = 1 + p[2](original)&lt;&lt;similarly, we know p[1](altered) = 2, and algebra here will tell us <text:tab/><text:tab/><text:tab/><text:tab/>that p[2](original) = 1&gt;&gt;</text:p>
        <text:p text:style-name="Standard"><text:tab/>3 = 1 + 2</text:p>
        <text:p text:style-name="Standard"><text:tab/>&gt;&gt; at this point, we know that the last value, p[2](original) = 1, and we know that <text:tab/><text:tab/><text:tab/>p[0]original and p[1](original) add up to 1</text:p>
        <text:p text:style-name="Standard"><text:tab/>&gt;&gt; as long as we satisfy the constraint above, the answer will work – sample solutions <text:tab/><text:tab/><text:tab/>include p=[1,0,1] and p=[-99,100,1], like so:</text:p>
        <text:p text:style-name="Standard"><text:tab/><text:tab/><text:tab/>p=[-99,100,1]</text:p>
        <text:p text:style-name="Standard"><text:s text:c="5"/><text:tab/><text:tab/><text:tab/>p[0]=p[0]+p[1]]</text:p>
        <text:p text:style-name="Standard"><text:tab/><text:tab/><text:tab/>#p[0]=-99+100 == 1</text:p>
        <text:p text:style-name="Standard"><text:tab/><text:tab/><text:tab/>#print p yields [1,100,1]</text:p>
        <text:p text:style-name="Standard"><text:tab/><text:tab/><text:tab/>p[1]=p[0]+p[2]</text:p>
        <text:p text:style-name="Standard"><text:tab/><text:tab/><text:tab/>#p[1]=1+1==2</text:p>
        <text:p text:style-name="Standard"><text:tab/><text:tab/><text:tab/>#print p yields [1,2,1]</text:p>
        <text:p text:style-name="Standard"><text:tab/><text:tab/><text:tab/>p[2] =p[0]+p[1]</text:p>
        <text:p text:style-name="Standard"><text:tab/><text:tab/><text:tab/>#p[2]=1+2==3</text:p>
        <text:p text:style-name="Standard"><text:tab/><text:tab/><text:tab/>#print p yields [1,2,3]</text:p>
        <text:p text:style-name="Standard"><text:bookmark text:name="Question_2_.2BIBM_Mutating_Lists"/><text:bookmark text:name="line-22"/><text:bookmark text:name="line-211"/><text:bookmark text:name="line-20"/><text:soft-page-break/><text:span text:style-name="T2">Question 2 –</text:span><text:span text:style-name="T1"> Mutating Lists</text:span><text:bookmark text:name="line-23"/><text:span text:style-name="T1">: </text:span>Which of the following procedures leaves the value passed in as the <text:tab/>input unchanged? <text:bookmark text:name="line-27"/><text:bookmark text:name="line-26"/><text:bookmark text:name="line-25"/><text:bookmark text:name="line-24"/></text:p>
        <text:p text:style-name="Standard"><text:bookmark text:name="line-1-2"/><text:tab/>A. def proc1(p):</text:p>
        <text:p text:style-name="Standard"><text:bookmark text:name="line-2-1"/><text:s text:c="4"/><text:tab/><text:tab/><text:span text:style-name="T1">p[0] = p[1] </text:span></text:p>
        <text:p text:style-name="P2"><text:tab/><text:tab/>&gt;&gt; this changes the first item in p into the second item in p (i.e., [1,2,3] becomes <text:tab/><text:tab/><text:tab/>[2,2,3], so it alters the value of p</text:p>
        <text:p text:style-name="Standard"><text:bookmark text:name="line-1-3"/><text:bookmark text:name="line-311"/><text:bookmark text:name="line-30"/><text:bookmark text:name="line-29"/><text:bookmark text:name="line-28"/><text:tab/><text:span text:style-name="T4">B. def proc2(p): </text:span><text:s text:c="2"/></text:p>
        <text:p text:style-name="Standard"><text:bookmark text:name="line-2-2"/><text:s text:c="3"/><text:tab/><text:tab/> <text:span text:style-name="T1">p = p + [1] </text:span><text:span text:style-name="T1"><office:annotation><dc:creator>Unknown Author</dc:creator><dc:date>2012-06-20T17:34:14.91</dc:date><text:p text:style-name="P15"><text:span text:style-name="T23">This is the plus operator, and it adds the thing in brackets as an element of a list – it produces a new list, it DOES NOT mutate the input list</text:span></text:p></office:annotation></text:span></text:p>
        <text:p text:style-name="Standard"><text:tab/><text:tab/>&gt;&gt; this is tricky – at first, it looks like if p=[1,2,3], then proc2(p) yields [1,2,3,1], so <text:tab/><text:tab/><text:tab/>the value of p has been altered; HOWEVER, note that there's no reason that <text:tab/><text:tab/><text:tab/>the p on the left side of the equals sign needs to be the same as the p on the <text:tab/><text:tab/><text:tab/>right – note that in the comment at right, plus DOES NOT mutate the list <text:tab/><text:tab/><text:tab/><text:tab/>passed in, it creates a new one – so this could just as easily read: <text:s/></text:p>
        <text:p text:style-name="Standard"><text:tab/><text:tab/><text:tab/><text:tab/>def proc2(p):</text:p>
        <text:p text:style-name="Standard"><text:tab/><text:tab/><text:tab/><text:tab/><text:tab/>z=p+[1]</text:p>
        <text:p text:style-name="Standard"><text:tab/><text:tab/><text:tab/><text:tab/><text:tab/>return z, p</text:p>
        <text:p text:style-name="Standard"><text:tab/><text:tab/><text:tab/><text:tab/>**the output here is [1,2,3,1], [1,2,3] – so you can see, the original p <text:tab/><text:tab/><text:tab/><text:tab/><text:tab/>remains unaltered</text:p>
        <text:p text:style-name="Standard"><text:tab/><text:tab/><text:tab/><text:tab/></text:p>
        <text:p text:style-name="Standard"><text:bookmark text:name="line-1-4"/><text:bookmark text:name="line-37"/><text:bookmark text:name="line-36"/><text:bookmark text:name="line-35"/><text:bookmark text:name="line-34"/><text:bookmark text:name="line-33"/><text:bookmark text:name="line-32"/><text:tab/><text:span text:style-name="T4">C. def proc3(p):</text:span></text:p>
        <text:p text:style-name="Standard"><text:bookmark text:name="line-2-3"/><text:s text:c="4"/><text:tab/><text:tab/><text:span text:style-name="T1">q = p #sets q = p</text:span></text:p>
        <text:p text:style-name="Standard"><text:bookmark text:name="line-3-1"/><text:s text:c="4"/><text:tab/><text:tab/><text:span text:style-name="T1">p.append(3) <text:s/>#appends 3 to p (and q, since q and p are the same object) – here, both <text:tab/><text:tab/><text:tab/><text:tab/>#are [1,2,3,3]</text:span></text:p>
        <text:p text:style-name="Standard"><text:bookmark text:name="line-4-1"/><text:s text:c="4"/><text:tab/><text:tab/><text:span text:style-name="T1">q.pop() #pops the 3 off q, and p, since both are the same – [1,2,3]</text:span></text:p>
        <text:p text:style-name="P2"><text:tab/><text:tab/>&gt;&gt; the p returned at the end is the same as the p that went in -- unchanged</text:p>
        <text:p text:style-name="Standard"><text:bookmark text:name="line-1-5"/><text:bookmark text:name="line-45"/><text:bookmark text:name="line-44"/><text:bookmark text:name="line-43"/><text:bookmark text:name="line-42"/><text:bookmark text:name="line-411"/><text:bookmark text:name="line-40"/><text:bookmark text:name="line-39"/><text:bookmark text:name="line-38"/><text:tab/><text:span text:style-name="T4">D. def proc4(p):</text:span></text:p>
        <text:p text:style-name="Standard"><text:bookmark text:name="line-2-4"/><text:s text:c="4"/><text:tab/><text:tab/><text:span text:style-name="T1">q = []</text:span></text:p>
        <text:p text:style-name="Standard"><text:bookmark text:name="line-3-2"/><text:s text:c="4"/><text:tab/><text:tab/><text:span text:style-name="T1">while p:</text:span><text:span text:style-name="T1"><office:annotation><dc:creator>Unknown Author</dc:creator><dc:date>2012-06-20T18:01:21.91</dc:date><text:p text:style-name="P15"><text:span text:style-name="T23">As long as there are more items in p – while p is non-empty</text:span></text:p></office:annotation></text:span></text:p>
        <text:p text:style-name="Standard"><text:bookmark text:name="line-4-2"/><text:s text:c="8"/><text:tab/><text:tab/><text:tab/><text:span text:style-name="T1">q.append(p.pop()) #this becomes [3,2,1] in 3 cycles of this loop</text:span></text:p>
        <text:p text:style-name="Standard"><text:bookmark text:name="line-5-1"/><text:s text:c="3"/><text:tab/><text:tab/> <text:span text:style-name="T1">while q:</text:span></text:p>
        <text:p text:style-name="Standard"><text:bookmark text:name="line-6-1"/><text:s text:c="7"/><text:tab/><text:tab/><text:tab/> <text:span text:style-name="T1">p.append(q.pop())#this becomes [1,2,3] in 3 cycles of this loop</text:span></text:p>
        <text:p text:style-name="Standard"/>
        <text:p text:style-name="Standard"><text:bookmark text:name="Question_3_.2BIBM_Product_Lists"/><text:bookmark text:name="line-47"/><text:bookmark text:name="line-46"/><text:span text:style-name="T7">Question 3 – Product List</text:span><text:bookmark text:name="line-1-6"/><text:bookmark text:name="line-73"/><text:bookmark text:name="line-72"/><text:bookmark text:name="line-711"/><text:bookmark text:name="line-70"/><text:bookmark text:name="line-69"/><text:bookmark text:name="line-68"/><text:bookmark text:name="line-67"/><text:bookmark text:name="line-66"/><text:bookmark text:name="line-65"/><text:bookmark text:name="line-64"/><text:bookmark text:name="line-63"/><text:bookmark text:name="line-62"/><text:bookmark text:name="line-611"/><text:bookmark text:name="line-60"/><text:bookmark text:name="line-59"/><text:bookmark text:name="line-58"/><text:bookmark text:name="line-57"/><text:bookmark text:name="line-56"/><text:bookmark text:name="line-55"/><text:bookmark text:name="line-54"/><text:bookmark text:name="line-53"/><text:bookmark text:name="line-52"/><text:bookmark text:name="line-511"/><text:bookmark text:name="line-50"/><text:bookmark text:name="line-49"/><text:bookmark text:name="line-48"/><text:span text:style-name="T7"> </text:span><text:span text:style-name="T14">– Define</text:span> a procedure, product_list, takes as input a list of numbers, and <text:tab/>returns a number that is<text:bookmark text:name="line-4-3"/> the result of multiplying all<text:bookmark text:name="line-5-2"/> those numbers together.</text:p>
        <text:p text:style-name="Standard"><text:bookmark text:name="line-6-2"/><text:tab/><text:tab/>&gt;&gt; recall sum_list from U3, quiz 14 </text:p>
        <text:p text:style-name="Standard"><text:tab/><text:tab/><text:tab/><text:span text:style-name="T1">def sum_list(p): </text:span></text:p>
        <text:p text:style-name="P2"><text:tab/><text:tab/><text:tab/><text:tab/>sum=0</text:p>
        <text:p text:style-name="P2"><text:tab/><text:tab/><text:tab/><text:tab/>for e in p: </text:p>
        <text:p text:style-name="P2"><text:tab/><text:tab/><text:tab/><text:tab/><text:tab/>sum=sum+e</text:p>
        <text:p text:style-name="P2"><text:s text:c="23"/><text:tab/><text:tab/><text:tab/>return sum<text:tab/></text:p>
        <text:p text:style-name="Standard"><text:bookmark text:name="line-7-1"/><text:tab/><text:span text:style-name="T4">def product_list(p):</text:span></text:p>
        <text:p text:style-name="P5"><text:tab/><text:tab/>product=1<office:annotation><dc:creator>Unknown Author</dc:creator><dc:date>2012-06-20T18:13:29.91</dc:date><text:p text:style-name="P15"><text:span text:style-name="T20">Set product =1, because if you set it =0, like in sum_list, this will return 0 (because it's multiplication), and nothing will ever happen – setting it =1 just makes the first element the “real” starting value of product, which is fine</text:span></text:p></office:annotation></text:p>
        <text:p text:style-name="P5"><text:tab/><text:tab/>for e in p:</text:p>
        <text:p text:style-name="P5"><text:tab/><text:tab/><text:tab/>product=product*e</text:p>
        <text:p text:style-name="P5"><text:tab/><text:tab/>return product</text:p>
        <text:p text:style-name="Standard"><text:s text:c="2"/><text:tab/></text:p>
        <text:p text:style-name="Standard"><text:bookmark text:name="Question_4_.2BIBM_Greatest"/><text:bookmark text:name="line-75"/><text:bookmark text:name="line-74"/><text:span text:style-name="T7">Question 4 – Greatest</text:span><text:bookmark text:name="line-1-7"/><text:bookmark text:name="line-95"/><text:bookmark text:name="line-94"/><text:bookmark text:name="line-93"/><text:bookmark text:name="line-92"/><text:bookmark text:name="line-911"/><text:bookmark text:name="line-90"/><text:bookmark text:name="line-89"/><text:bookmark text:name="line-88"/><text:bookmark text:name="line-87"/><text:bookmark text:name="line-86"/><text:bookmark text:name="line-85"/><text:bookmark text:name="line-84"/><text:bookmark text:name="line-83"/><text:bookmark text:name="line-82"/><text:bookmark text:name="line-811"/><text:bookmark text:name="line-80"/><text:bookmark text:name="line-79"/><text:bookmark text:name="line-78"/><text:bookmark text:name="line-77"/><text:bookmark text:name="line-76"/><text:span text:style-name="T7">: </text:span>Define a procedure, greatest, that takes as input a list<text:bookmark text:name="line-3-4"/> of positive numbers, <text:tab/>and returns the greatest number<text:bookmark text:name="line-5-3"/> in that list. If the input<text:bookmark text:name="line-6-3"/> list is empty, the output<text:bookmark text:name="line-7-2"/> should be 0.</text:p>
        <text:p text:style-name="Standard"><text:bookmark text:name="line-8-1"/><text:tab/>&gt; So, let's think about this – one obvious strategy</text:p>
        <text:p text:style-name="Standard"><text:tab/><text:tab/>p=[4,2,78,900,14]</text:p>
        <text:p text:style-name="Standard"><text:tab/><text:tab/><text:tab/>select 4 (i.e., p[0]), compare it to all other elements in p</text:p>
        <text:p text:style-name="Standard"><text:tab/><text:tab/><text:tab/>drop 4 as soon as you encounter one that's larger – take that larger one up as <text:soft-page-break/><text:tab/><text:tab/><text:tab/><text:tab/>your new baseline for comparison, and start comparing it to all <text:tab/><text:tab/><text:tab/><text:tab/><text:tab/>remaining elements in p, and keep reiterating this process until you get <text:tab/><text:tab/><text:tab/><text:tab/>to the end of p</text:p>
        <text:p text:style-name="Standard"><text:tab/>&gt;That code would look like this: </text:p>
        <text:p text:style-name="Standard"><text:tab/><text:tab/>def greatest(p):</text:p>
        <text:p text:style-name="Standard"><text:tab/><text:tab/><text:tab/>candidate=p[0]</text:p>
        <text:p text:style-name="Standard"><text:tab/><text:tab/><text:tab/>for e in p:</text:p>
        <text:p text:style-name="Standard"><text:s text:c="3"/><text:tab/><text:tab/><text:tab/><text:tab/>if candidate&lt;e:</text:p>
        <text:p text:style-name="Standard"><text:tab/><text:tab/><text:tab/><text:tab/><text:tab/>candidate=e</text:p>
        <text:p text:style-name="Standard"><text:tab/><text:tab/><text:tab/>return candidate</text:p>
        <text:p text:style-name="Standard"><text:tab/><text:tab/>&gt;&gt; this works great except when p=[ ], which is one of the test cases – so</text:p>
        <text:p text:style-name="Standard"><text:tab/><text:tab/><text:span text:style-name="T4">def greatest(p):</text:span></text:p>
        <text:p text:style-name="P5"><text:tab/><text:tab/><text:tab/>if p==[]:</text:p>
        <text:p text:style-name="P5"><text:s text:c="3"/><text:tab/><text:tab/><text:tab/><text:tab/>return 0<office:annotation><dc:creator>Unknown Author</dc:creator><dc:date>2012-06-20T18:42:33.92</dc:date><text:p text:style-name="P15"><text:span text:style-name="T20">This part about the empty list has to come first, because looking for p[0] in the empty list returns an error</text:span></text:p></office:annotation></text:p>
        <text:p text:style-name="P5"><text:tab/><text:tab/><text:tab/>candidate=p[0]</text:p>
        <text:p text:style-name="P5"><text:tab/><text:tab/><text:tab/>for e in p:</text:p>
        <text:p text:style-name="P5"><text:s text:c="3"/><text:tab/><text:tab/><text:tab/><text:tab/>if candidate&lt;e:</text:p>
        <text:p text:style-name="P5"><text:tab/><text:tab/><text:tab/><text:tab/><text:tab/>candidate=e</text:p>
        <text:p text:style-name="P5"><text:tab/><text:tab/><text:tab/>return candidate</text:p>
        <text:p text:style-name="Standard"><text:tab/><text:tab/>&gt; The answer has a less hacky way of dealing with the empty list: </text:p>
        <text:p text:style-name="Standard"><text:tab/><text:tab/><text:tab/>def greatest(p):</text:p>
        <text:p text:style-name="Standard"><text:tab/><text:tab/><text:tab/><text:tab/>big=0<office:annotation><dc:creator>Unknown Author</dc:creator><dc:date>2012-06-20T18:46:12.92</dc:date><text:p text:style-name="P15"><text:span text:style-name="T20">Less than any positive integer, so guaranteed to be the smallest</text:span></text:p></office:annotation></text:p>
        <text:p text:style-name="Standard"><text:tab/><text:tab/><text:tab/><text:tab/>for e in p:</text:p>
        <text:p text:style-name="Standard"><text:tab/><text:tab/><text:tab/><text:tab/><text:tab/>if e&gt;big:</text:p>
        <text:p text:style-name="Standard"><text:tab/><text:tab/><text:tab/><text:tab/><text:tab/><text:tab/>big=i</text:p>
        <text:p text:style-name="Standard"><text:s/><text:tab/><text:tab/><text:tab/><text:tab/>return big<office:annotation><dc:creator>Unknown Author</dc:creator><dc:date>2012-06-20T18:47:32.92</dc:date><text:p text:style-name="P15"><text:span text:style-name="T20">So if p is the empty list, there are no e in p, and the for statement never gets executed – it goes directly to return big, and the value of big is still 0, as it was initialized to be</text:span></text:p></office:annotation></text:p>
        <text:p text:style-name="Standard"><text:bookmark text:name="Question_5_.2BIBM_Lists_of_Lists"/><text:bookmark text:name="line-97"/><text:bookmark text:name="line-96"/><text:span text:style-name="T2">Question 5 – Lists of Lists</text:span><text:span text:style-name="T3">:</text:span><text:bookmark text:name="line-1-8"/><text:bookmark text:name="line-143"/><text:bookmark text:name="line-142"/><text:bookmark text:name="line-1411"/><text:bookmark text:name="line-140"/><text:bookmark text:name="line-139"/><text:bookmark text:name="line-138"/><text:bookmark text:name="line-137"/><text:bookmark text:name="line-136"/><text:bookmark text:name="line-135"/><text:bookmark text:name="line-134"/><text:bookmark text:name="line-133"/><text:bookmark text:name="line-132"/><text:bookmark text:name="line-1311"/><text:bookmark text:name="line-130"/><text:bookmark text:name="line-129"/><text:bookmark text:name="line-128"/><text:bookmark text:name="line-127"/><text:bookmark text:name="line-126"/><text:bookmark text:name="line-125"/><text:bookmark text:name="line-124"/><text:bookmark text:name="line-123"/><text:bookmark text:name="line-122"/><text:bookmark text:name="line-1211"/><text:bookmark text:name="line-120"/><text:bookmark text:name="line-119"/><text:bookmark text:name="line-118"/><text:bookmark text:name="line-117"/><text:bookmark text:name="line-116"/><text:bookmark text:name="line-115"/><text:bookmark text:name="line-114"/><text:bookmark text:name="line-113"/><text:bookmark text:name="line-112"/><text:bookmark text:name="line-1111"/><text:bookmark text:name="line-110"/><text:bookmark text:name="line-109"/><text:bookmark text:name="line-108"/><text:bookmark text:name="line-107"/><text:bookmark text:name="line-106"/><text:bookmark text:name="line-105"/><text:bookmark text:name="line-104"/><text:bookmark text:name="line-103"/><text:bookmark text:name="line-102"/><text:bookmark text:name="line-1011"/><text:bookmark text:name="line-100"/><text:bookmark text:name="line-99"/><text:bookmark text:name="line-98"/><text:span text:style-name="T3"> </text:span>Define a procedure, total_enrollment,<text:bookmark text:name="line-2-7"/> that takes as an input a list of elements,<text:bookmark text:name="line-3-5"/> where each element is a list containing<text:bookmark text:name="line-4-5"/> three elements: a university name,<text:bookmark text:name="line-5-4"/> the total number of students enrolled,<text:bookmark text:name="line-6-4"/> and the annual tuition fees.<text:bookmark text:name="line-8-2"/> The procedure should return two numbers,<text:bookmark text:name="line-9-2"/> not a string, giving the total number of students enrolled at all of the universities<text:bookmark text:name="line-12-2"/> in the list, and the total tuition fees<text:bookmark text:name="line-13-2"/> (which is the sum of the number<text:bookmark text:name="line-14-2"/> of students enrolled times the tuition fees for each university).</text:p>
        <text:p text:style-name="Standard"><text:bookmark text:name="line-16-2"/></text:p>
        <text:p text:style-name="Standard"><text:bookmark text:name="line-17-2"/>udacious_univs = [['Udacity',90000,0]]</text:p>
        <text:p text:style-name="Standard"><text:bookmark text:name="line-18-1"/></text:p>
        <text:p text:style-name="Standard"><text:bookmark text:name="line-19-1"/>usa_univs = [ ['California Institute of Technology',2175,37704],</text:p>
        <text:p text:style-name="Standard"><text:bookmark text:name="line-20-1"/><text:s text:c="14"/><text:span text:style-name="T1">['Harvard',19627,39849],</text:span></text:p>
        <text:p text:style-name="Standard"><text:bookmark text:name="line-21-1"/><text:s text:c="14"/><text:span text:style-name="T1">['Massachusetts Institute of Technology',10566,40732],</text:span></text:p>
        <text:p text:style-name="Standard"><text:bookmark text:name="line-22-1"/><text:s text:c="14"/><text:span text:style-name="T1">['Princeton',7802,37000],</text:span></text:p>
        <text:p text:style-name="Standard"><text:bookmark text:name="line-231"/><text:s text:c="14"/><text:span text:style-name="T1">['Rice',5879,35551],</text:span></text:p>
        <text:p text:style-name="Standard"><text:bookmark text:name="line-241"/><text:s text:c="14"/><text:span text:style-name="T1">['Stanford',19535,40569],</text:span></text:p>
        <text:p text:style-name="Standard"><text:bookmark text:name="line-251"/><text:s text:c="14"/><text:span text:style-name="T1">['Yale',11701,40500] <text:s/>]</text:span></text:p>
        <text:p text:style-name="Standard">&gt;&gt; OK – so the basic strategy here is to go through for each list-element and multiply <text:tab/><text:tab/><text:tab/>p[1]*p[2] – the resulting number needs to be stored in a list of its own, which will <text:tab/><text:tab/>eventually be summed – for enrollment, we just need to add up p[1] for each list-<text:tab/><text:tab/><text:tab/>element</text:p>
        <text:p text:style-name="Standard">def total_enrollment(p):</text:p>
        <text:p text:style-name="Standard"><text:tab/>enrollment=0</text:p>
        <text:p text:style-name="Standard"><text:tab/>tuition=0</text:p>
        <text:p text:style-name="Standard"><text:tab/>for e in p:</text:p>
        <text:p text:style-name="Standard"><text:tab/><text:tab/>enrollment=<office:annotation><dc:creator>Unknown Author</dc:creator><dc:date>2012-06-20T20:19:33.93</dc:date><text:p text:style-name="P15"><text:span text:style-name="T20">Note that this is e[1] – p[1] will just keep calling the first list-element of p</text:span></text:p></office:annotation>e[1]+enrollment</text:p>
        <text:p text:style-name="Standard"><text:tab/><text:tab/>tuition=(e[2]*e[1])+tuition</text:p>
        <text:p text:style-name="Standard"><text:soft-page-break/><text:tab/>return enrollment,tuition<office:annotation><dc:creator>Unknown Author</dc:creator><dc:date>2012-06-20T20:32:59.93</dc:date><text:p text:style-name="P15"><text:span text:style-name="T20">You can enclose this in square brackets to get back a list that can be indexed</text:span></text:p></office:annotation></text:p>
        <text:p text:style-name="Standard"/>
        <text:p text:style-name="Standard">Answer</text:p>
        <text:p text:style-name="Standard">def total_enrollment(p):</text:p>
        <text:p text:style-name="Standard"><text:tab/>total_students=0</text:p>
        <text:p text:style-name="Standard"><text:tab/>total_tuition=0</text:p>
        <text:p text:style-name="Standard"><text:tab/>for name, students, price<office:annotation><dc:creator>Unknown Author</dc:creator><dc:date>2012-06-20T20:25:06.93</dc:date><text:p text:style-name="P15"><text:span text:style-name="T20">These are an alternative to calling e – e is a list-element in p; each variable here is an element of the list-element – so it basically calls these bits individually rather than calling e as a whole list</text:span></text:p></office:annotation> in p:</text:p>
        <text:p text:style-name="Standard"><text:tab/><text:tab/>total_students=total_students+students</text:p>
        <text:p text:style-name="Standard"><text:tab/><text:tab/>total_tuition=total_tuition+price*students</text:p>
        <text:p text:style-name="Standard"><text:tab/>return total_students, total_tuition</text:p>
        <text:p text:style-name="Standard"><text:tab/><text:tab/></text:p>
        <text:p text:style-name="Standard"><text:bookmark text:name="Question_6_.2BIBM_Max_Pages"/><text:bookmark text:name="line-145"/><text:bookmark text:name="line-144"/><text:span text:style-name="T7">Question 6 – Max Pages</text:span>: The web crawler we built at the end of Unit 2 has some serious<text:bookmark text:name="line-2-8"/> flaws if we were going to use it in a real crawler. One<text:bookmark text:name="line-3-6"/> problem is if we start with a good seed page, it might<text:bookmark text:name="line-4-6"/> run for an extremely long time (even forever, since the<text:bookmark text:name="line-5-5"/> number of URLs on the web is not actually finite). The final two<text:bookmark text:name="line-6-5"/> questions of the homework ask you to explore two different ways to limit the pages that it can crawl.</text:p>
        <text:p text:style-name="Standard"><text:bookmark text:name="line-8-3"/></text:p>
        <text:p text:style-name="Standard"><text:bookmark text:name="line-9-3"/>Modify the crawl_web procedure to take a second parameter,<text:bookmark text:name="line-10-3"/> max_pages, that limits the number of pages to crawl.<text:bookmark text:name="line-11-3"/> Your procedure should terminate the crawl after<text:bookmark text:name="line-12-3"/> max_pages different pages have been crawled, or when<text:bookmark text:name="line-13-3"/> there are no more pages to crawl.</text:p>
        <text:p text:style-name="Standard"><text:bookmark text:name="line-14-3"/></text:p>
        <text:p text:style-name="Standard"><text:bookmark text:name="line-15-3"/>The following definition of get_page provides an interface<text:bookmark text:name="line-16-3"/> to the website found at http://www.udacity.com/cs101x/index.html</text:p>
        <text:p text:style-name="Standard"><text:bookmark text:name="line-17-3"/></text:p>
        <text:p text:style-name="Standard"><text:bookmark text:name="line-18-2"/>The function output order does not affect grading.</text:p>
        <text:p text:style-name="Standard"><text:bookmark text:name="line-19-2"/></text:p>
        <text:p text:style-name="Standard"><text:bookmark text:name="line-712"/>def crawl_web(seed,<text:span text:style-name="T4">max_pages</text:span>):</text:p>
        <text:p text:style-name="Standard"><text:bookmark text:name="line-721"/><text:s text:c="3"/><text:tab/><text:span text:style-name="T1">tocrawl = [seed]</text:span></text:p>
        <text:p text:style-name="Standard"><text:bookmark text:name="line-731"/><text:s text:c="4"/><text:tab/><text:span text:style-name="T1">crawled = []</text:span></text:p>
        <text:p text:style-name="Standard"><text:bookmark text:name="line-741"/><text:s text:c="3"/><text:tab/><text:span text:style-name="T1">while tocrawl:</text:span></text:p>
        <text:p text:style-name="Standard"><text:span text:style-name="T1"><text:tab/></text:span><text:bookmark text:name="line-751"/><text:span text:style-name="T1"><text:tab/>page = tocrawl.pop()</text:span></text:p>
        <text:p text:style-name="Standard"><text:bookmark text:name="line-761"/><text:s text:c="8"/><text:tab/><text:tab/><text:span text:style-name="T1">if page not in crawled:</text:span></text:p>
        <text:p text:style-name="Standard"><text:bookmark text:name="line-771"/><text:s text:c="10"/><text:tab/><text:tab/><text:tab/><text:span text:style-name="T1">union(tocrawl, get_all_links(get_page(page)))</text:span></text:p>
        <text:p text:style-name="Standard"><text:bookmark text:name="line-781"/><text:s text:c="12"/><text:tab/><text:tab/><text:span text:style-name="T1">crawled.append(page)</text:span></text:p>
        <text:p text:style-name="P2"><text:tab/><text:tab/><text:tab/> if len(crawled)==max_pages:</text:p>
        <text:p text:style-name="P2"><text:s text:c="16"/><text:tab/><text:tab/><text:tab/>return crawled</text:p>
        <text:p text:style-name="Standard"><text:bookmark text:name="line-791"/><text:s text:c="2"/><text:tab/><text:span text:style-name="T1">return crawled</text:span></text:p>
        <text:p text:style-name="P2"/>
        <text:p text:style-name="Standard"><text:tab/>Answer:</text:p>
        <text:p text:style-name="Standard"><text:tab/>def crawl_web(seed,<text:span text:style-name="T4">max_pages</text:span>):</text:p>
        <text:p text:style-name="Standard"><text:bookmark text:name="line-7211"/><text:s text:c="3"/><text:tab/><text:tab/><text:span text:style-name="T1">tocrawl = [seed]</text:span></text:p>
        <text:p text:style-name="Standard"><text:bookmark text:name="line-7311"/><text:s text:c="4"/><text:tab/><text:tab/><text:span text:style-name="T1">crawled = []</text:span></text:p>
        <text:p text:style-name="Standard"><text:bookmark text:name="line-7411"/><text:s text:c="3"/><text:tab/><text:tab/><text:span text:style-name="T1">while tocrawl:</text:span></text:p>
        <text:p text:style-name="Standard"><text:span text:style-name="T1"><text:tab/></text:span><text:bookmark text:name="line-7511"/><text:span text:style-name="T1"><text:tab/><text:tab/>page = tocrawl.pop()</text:span></text:p>
        <text:p text:style-name="Standard"><text:bookmark text:name="line-7611"/><text:s text:c="8"/><text:tab/><text:tab/><text:tab/><text:span text:style-name="T1">if page not in crawled </text:span><text:span text:style-name="T15">and len(crawled)&lt;max_pages:</text:span></text:p>
        <text:p text:style-name="Standard"><text:bookmark text:name="line-7711"/><text:s text:c="10"/><text:tab/><text:tab/><text:tab/><text:tab/><text:span text:style-name="T1">union(tocrawl, get_all_links(get_page(page)))</text:span></text:p>
        <text:p text:style-name="Standard"><text:bookmark text:name="line-7811"/><text:s text:c="12"/><text:tab/><text:tab/><text:tab/><text:span text:style-name="T1">crawled.append(page)</text:span></text:p>
        <text:p text:style-name="Standard"><text:s text:c="2"/><text:tab/><text:tab/><text:span text:style-name="T1">return crawled</text:span></text:p>
        <text:p text:style-name="Standard"/>
        <text:p text:style-name="Standard"/>
        <text:p text:style-name="Standard"/>
        <text:p text:style-name="Standard"/>
      </text:section>
      <text:p text:style-name="Standard"><text:bookmark text:name="Unit_3_Challenge_Questions"/><text:soft-page-break/>Unit 3 Challenge Questions</text:p>
      <text:p text:style-name="Standard"><text:s/><text:bookmark text:name="line-610"/><text:bookmark text:name="line-510"/></text:p>
      <text:p text:style-name="Standard"><text:bookmark text:name="Question_7_-_Max_Depth_.283_Gold_Stars.29"/><text:span text:style-name="T7">Question 7 - Max Depth (3 Gold Stars)</text:span><text:span text:style-name="T14">:</text:span><text:bookmark text:name="line-1100"/><text:bookmark text:name="line-1641"/><text:bookmark text:name="line-1631"/><text:bookmark text:name="line-1621"/><text:bookmark text:name="line-1612"/><text:bookmark text:name="line-1601"/><text:bookmark text:name="line-1591"/><text:bookmark text:name="line-1581"/><text:bookmark text:name="line-1571"/><text:bookmark text:name="line-1561"/><text:bookmark text:name="line-1551"/><text:bookmark text:name="line-1541"/><text:bookmark text:name="line-1531"/><text:bookmark text:name="line-1521"/><text:bookmark text:name="line-1512"/><text:bookmark text:name="line-1501"/><text:bookmark text:name="line-1491"/><text:bookmark text:name="line-1481"/><text:bookmark text:name="line-1471"/><text:bookmark text:name="line-1461"/><text:bookmark text:name="line-1451"/><text:bookmark text:name="line-1441"/><text:bookmark text:name="line-1431"/><text:bookmark text:name="line-1421"/><text:bookmark text:name="line-1412"/><text:bookmark text:name="line-1401"/><text:bookmark text:name="line-1391"/><text:bookmark text:name="line-1381"/><text:bookmark text:name="line-1371"/><text:bookmark text:name="line-1361"/><text:bookmark text:name="line-1351"/><text:bookmark text:name="line-1341"/><text:bookmark text:name="line-1331"/><text:bookmark text:name="line-1321"/><text:bookmark text:name="line-1312"/><text:bookmark text:name="line-1301"/><text:bookmark text:name="line-1291"/><text:bookmark text:name="line-1281"/><text:bookmark text:name="line-1271"/><text:bookmark text:name="line-1261"/><text:bookmark text:name="line-1251"/><text:bookmark text:name="line-1241"/><text:bookmark text:name="line-1231"/><text:bookmark text:name="line-1221"/><text:bookmark text:name="line-1212"/><text:bookmark text:name="line-1201"/><text:bookmark text:name="line-1191"/><text:bookmark text:name="line-1181"/><text:bookmark text:name="line-1171"/><text:bookmark text:name="line-1161"/><text:bookmark text:name="line-1151"/><text:bookmark text:name="line-1141"/><text:bookmark text:name="line-1131"/><text:bookmark text:name="line-1121"/><text:bookmark text:name="line-1112"/><text:bookmark text:name="line-1101"/><text:bookmark text:name="line-1091"/><text:bookmark text:name="line-1081"/><text:bookmark text:name="line-1071"/><text:bookmark text:name="line-1061"/><text:bookmark text:name="line-1051"/><text:bookmark text:name="line-1041"/><text:bookmark text:name="line-1031"/><text:bookmark text:name="line-1021"/><text:bookmark text:name="line-1012"/><text:bookmark text:name="line-1001"/><text:bookmark text:name="line-991"/><text:bookmark text:name="line-981"/><text:bookmark text:name="line-971"/><text:bookmark text:name="line-961"/><text:bookmark text:name="line-951"/><text:bookmark text:name="line-942"/><text:bookmark text:name="line-932"/><text:bookmark text:name="line-922"/><text:bookmark text:name="line-913"/><text:bookmark text:name="line-902"/><text:bookmark text:name="line-892"/><text:bookmark text:name="line-882"/><text:bookmark text:name="line-872"/><text:bookmark text:name="line-862"/><text:bookmark text:name="line-852"/><text:bookmark text:name="line-842"/><text:bookmark text:name="line-832"/><text:bookmark text:name="line-822"/><text:bookmark text:name="line-813"/><text:bookmark text:name="line-802"/><text:bookmark text:name="line-792"/><text:bookmark text:name="line-782"/><text:bookmark text:name="line-772"/><text:bookmark text:name="line-762"/><text:bookmark text:name="line-752"/><text:bookmark text:name="line-742"/><text:bookmark text:name="line-732"/><text:bookmark text:name="line-722"/><text:bookmark text:name="line-713"/><text:bookmark text:name="line-702"/><text:bookmark text:name="line-692"/><text:bookmark text:name="line-682"/><text:bookmark text:name="line-672"/><text:bookmark text:name="line-662"/><text:bookmark text:name="line-652"/><text:bookmark text:name="line-642"/><text:bookmark text:name="line-632"/><text:bookmark text:name="line-622"/><text:bookmark text:name="line-613"/><text:bookmark text:name="line-602"/><text:bookmark text:name="line-592"/><text:bookmark text:name="line-582"/><text:bookmark text:name="line-572"/><text:bookmark text:name="line-562"/><text:bookmark text:name="line-552"/><text:bookmark text:name="line-542"/><text:bookmark text:name="line-532"/><text:bookmark text:name="line-522"/><text:bookmark text:name="line-513"/><text:bookmark text:name="line-502"/><text:bookmark text:name="line-492"/><text:bookmark text:name="line-482"/><text:bookmark text:name="line-472"/><text:bookmark text:name="line-462"/><text:bookmark text:name="line-452"/><text:bookmark text:name="line-442"/><text:bookmark text:name="line-432"/><text:bookmark text:name="line-422"/><text:bookmark text:name="line-413"/><text:bookmark text:name="line-402"/><text:bookmark text:name="line-392"/><text:bookmark text:name="line-382"/><text:bookmark text:name="line-372"/><text:bookmark text:name="line-362"/><text:bookmark text:name="line-352"/><text:bookmark text:name="line-342"/><text:bookmark text:name="line-332"/><text:bookmark text:name="line-322"/><text:bookmark text:name="line-313"/><text:bookmark text:name="line-302"/><text:bookmark text:name="line-292"/><text:bookmark text:name="line-282"/><text:bookmark text:name="line-272"/><text:bookmark text:name="line-262"/><text:bookmark text:name="line-252"/><text:bookmark text:name="line-243"/><text:bookmark text:name="line-2310"/><text:bookmark text:name="line-2210"/><text:bookmark text:name="line-2110"/><text:bookmark text:name="line-2010"/><text:bookmark text:name="line-1910"/><text:bookmark text:name="line-1810"/><text:bookmark text:name="line-1710"/><text:bookmark text:name="line-1610"/><text:bookmark text:name="line-1510"/><text:bookmark text:name="line-1410"/><text:bookmark text:name="line-1310"/><text:bookmark text:name="line-1210"/><text:bookmark text:name="line-1110"/><text:bookmark text:name="line-1010"/><text:bookmark text:name="line-910"/><text:bookmark text:name="line-810"/><text:bookmark text:name="line-710"/><text:span text:style-name="T14"> </text:span>The web crawler we built at the<text:bookmark text:name="line-244"/> end of Unit 2 has some serious<text:bookmark text:name="line-314"/> flaws if we were going to use<text:bookmark text:name="line-414"/> it in a real crawler. One problem is if we start with a good seed page, it might<text:bookmark text:name="line-714"/> run for an extremely long<text:bookmark text:name="line-814"/> time (even forever, since the<text:bookmark text:name="line-914"/> number of URLs on the web is not<text:bookmark text:name="line-1013"/> actually finite). The final two<text:bookmark text:name="line-1113"/> questions of the homework ask you to explore two different ways<text:bookmark text:name="line-1313"/> to limit the pages that it can <text:s/>crawl.</text:p>
      <text:p text:style-name="Standard"><text:bookmark text:name="line-1712"/></text:p>
      <text:p text:style-name="Standard">Modify the crawl_web procedure<text:bookmark text:name="line-2112"/> to take a second parameter,<text:bookmark text:name="line-2212"/> max_depth, that limits the minimum number of consecutive links that would need to be followed from the seed page to reach this page. For example, if max_depth<text:bookmark text:name="line-273"/> is 0, the only page that should<text:bookmark text:name="line-283"/> be crawled is the seed page. If max_depth is 1, the pages<text:bookmark text:name="line-303"/> that should be crawled are the<text:bookmark text:name="line-315"/> seed page and every page that links<text:bookmark text:name="line-323"/> to it directly. If max_depth is 2,<text:bookmark text:name="line-333"/> the crawl should also include all pages<text:bookmark text:name="line-343"/> that are linked to by these pages.</text:p>
      <text:p text:style-name="Standard"/>
      <text:p text:style-name="Standard"><text:bookmark text:name="line-363"/>The definition of<text:bookmark text:name="line-373"/> get_page provides an interface<text:bookmark text:name="line-383"/> to the website found at http://www.udacity.com/cs101x/index.html</text:p>
      <text:p text:style-name="Standard"><text:bookmark text:name="line-403"/></text:p>
      <text:p text:style-name="Standard"><text:bookmark text:name="line-415"/>The function output order does not affect grading.</text:p>
      <text:p text:style-name="Standard"/>
      <text:p text:style-name="Standard">&gt;The original code:</text:p>
      <text:p text:style-name="Standard">def crawl_web(seed,max_depth):</text:p>
      <text:p text:style-name="Standard"><text:bookmark text:name="line-1214"/><text:s text:c="3"/><text:tab/>tocrawl = [seed]</text:p>
      <text:p text:style-name="Standard"><text:bookmark text:name="line-1222"/><text:tab/>crawled = []</text:p>
      <text:p text:style-name="Standard"><text:tab/>while tocrawl:</text:p>
      <text:p text:style-name="Standard"><text:bookmark text:name="line-1242"/><text:s text:c="8"/><text:tab/><text:tab/><office:annotation><dc:creator>Unknown Author</dc:creator><dc:date>2012-06-20T21:58:39.96</dc:date><text:p text:style-name="P15"><text:span text:style-name="T20">Note that this is effectively crawl_last – </text:span><text:span text:style-name="T21">It appears that you can put an index in these () for pop and make it pop from another location – e.g, list=[1,2,3] list.pop(0) returns 1, at the 0</text:span><text:span text:style-name="T22">th</text:span><text:span text:style-name="T21"> place in list</text:span></text:p><text:p text:style-name="P15"><text:span text:style-name="T21"/></text:p></office:annotation>page = tocrawl.pop()<office:annotation><dc:creator>Unknown Author</dc:creator><dc:date>2012-06-20T21:56:29.96</dc:date><text:p text:style-name="P15"><text:span text:style-name="T20">Could you use indexing to stipulate which page gets crawled next – page=tocrawl[1], for example</text:span></text:p></office:annotation></text:p>
      <text:p text:style-name="Standard"><text:bookmark text:name="line-1252"/><text:s text:c="8"/><text:tab/><text:tab/>if page not in crawled:</text:p>
      <text:p text:style-name="Standard"><text:bookmark text:name="line-1262"/><text:s text:c="12"/><text:tab/><text:tab/>union(tocrawl, get_all_links(get_page(page)))</text:p>
      <text:p text:style-name="Standard"><text:bookmark text:name="line-1272"/><text:s text:c="12"/><text:tab/><text:tab/>crawled.append(page)</text:p>
      <text:p text:style-name="Standard"><text:bookmark text:name="line-1282"/><text:s text:c="4"/><text:tab/>return crawled</text:p>
      <text:p text:style-name="Standard"/>
      <text:p text:style-name="Standard">&gt; we need a mechanism for keeping track of where we are relative to the seed page</text:p>
      <text:p text:style-name="Standard">def crawl_web(seed,max_depth):</text:p>
      <text:p text:style-name="Standard"><text:tab/>crawled = []</text:p>
      <text:p text:style-name="Standard"><text:tab/>depth = 0</text:p>
      <text:p text:style-name="Standard"><text:tab/>def sub_crawl(url_list, depth):</text:p>
      <text:p text:style-name="Standard"><text:tab/><text:span text:style-name="T17"># url_list is seed</text:span></text:p>
      <text:p text:style-name="Standard"><text:tab/> <text:tab/>next_list_level = []</text:p>
      <text:p text:style-name="Standard"><text:tab/><text:tab/>while url_list:</text:p>
      <text:p text:style-name="Standard"><text:tab/><text:tab/><text:tab/><text:span text:style-name="T17">#this while loop will run through every URL passed in in url_list – every link <text:tab/><text:tab/><text:tab/>#at this level</text:span></text:p>
      <text:p text:style-name="Standard"><text:tab/><text:tab/><text:tab/>page = url_list.pop()</text:p>
      <text:p text:style-name="Standard"><text:tab/><text:tab/><text:tab/>if page not in crawled:</text:p>
      <text:p text:style-name="Standard"><text:tab/><text:tab/><text:tab/><text:tab/>union(next_list_level, get_all_links(get_page(page)))</text:p>
      <text:p text:style-name="Standard"><text:tab/><text:tab/><text:tab/><text:tab/><text:span text:style-name="T17">#this step populates next_list_level each time time the while loop runs</text:span></text:p>
      <text:p text:style-name="Standard"><text:tab/><text:tab/><text:tab/><text:tab/>crawled.append(page)</text:p>
      <text:p text:style-name="Standard"><text:tab/><text:tab/><text:tab/><text:tab/><text:span text:style-name="T17">#this step puts the URL of the page just crawled into the crawled list</text:span></text:p>
      <text:p text:style-name="Standard"><text:span text:style-name="T17"><text:tab/><text:tab/></text:span><text:span text:style-name="T16">depth = depth + 1</text:span></text:p>
      <text:p text:style-name="Standard"><text:span text:style-name="T16"><text:tab/><text:tab/></text:span><text:span text:style-name="T17">#once the while loop is completed for a given batch of URLs at a particular level, <text:tab/><text:tab/>#increase depth by one</text:span></text:p>
      <text:p text:style-name="Standard"><text:tab/> <text:tab/>if depth &lt; max_depth:</text:p>
      <text:p text:style-name="Standard"><text:tab/><text:tab/><text:tab/>sub_crawl(next_list_level, depth)</text:p>
      <text:p text:style-name="Standard"><text:tab/><text:tab/><text:tab/><text:span text:style-name="T17">#if max_depth is not yet reached, go ahead and crawl the next level that just </text:span><text:soft-page-break/><text:span text:style-name="T17"><text:tab/><text:tab/><text:tab/>#populated above</text:span></text:p>
      <text:p text:style-name="Standard"><text:tab/>sub_crawl([seed], depth)</text:p>
      <text:p text:style-name="Standard"><text:tab/>return crawled</text:p>
      <text:p text:style-name="P8">#tocrawl is gone now – next_list_level is an incremental version of tocrawl now</text:p>
      <text:p text:style-name="P8"/>
      <text:p text:style-name="P10">def crawl_web(seed,max_depth):</text:p>
      <text:p text:style-name="P10"><text:tab/>crawled = []</text:p>
      <text:p text:style-name="P10"><text:tab/>depth = 0</text:p>
      <text:p text:style-name="P10"><text:tab/>def sub_crawl(url_list, depth):</text:p>
      <text:p text:style-name="P10"><text:tab/><text:tab/>next_list_level = []</text:p>
      <text:p text:style-name="P10"><text:tab/><text:tab/>while url_list:</text:p>
      <text:p text:style-name="P10"><text:tab/><text:tab/><text:tab/>page = url_list.pop()</text:p>
      <text:p text:style-name="P10"><text:tab/><text:tab/><text:tab/>if page not in crawled:</text:p>
      <text:p text:style-name="P10"><text:tab/><text:tab/><text:tab/><text:tab/>union(next_list_level, get_all_links(get_page(page)))</text:p>
      <text:p text:style-name="P10"><text:tab/><text:tab/><text:tab/><text:tab/>crawled.append(page)</text:p>
      <text:p text:style-name="P10"><text:tab/><text:tab/><text:tab/>depth = depth + 1</text:p>
      <text:p text:style-name="P10"><text:tab/><text:tab/><text:tab/>if depth &lt; max_depth:</text:p>
      <text:p text:style-name="P10"><text:tab/><text:tab/><text:tab/><text:tab/>sub_crawl(next_list_level, depth)</text:p>
      <text:p text:style-name="P10"><text:tab/><text:tab/>sub_crawl([seed], depth)</text:p>
      <text:p text:style-name="P10"><text:tab/><text:tab/>return crawled</text:p>
      <text:p text:style-name="P13"/>
      <text:p text:style-name="P8"/>
      <text:p text:style-name="P8"/>
      <text:p text:style-name="P9">Answer</text:p>
      <text:p text:style-name="Preformatted_20_Text"><text:span text:style-name="T19">def crawl_web(seed,max_depth):</text:span></text:p>
      <text:p text:style-name="Preformatted_20_Text"><text:span text:style-name="T19"><text:tab/></text:span>tocrawl = [seed]</text:p>
      <text:p text:style-name="Preformatted_20_Text"><text:tab/>crawled = []</text:p>
      <text:p text:style-name="Preformatted_20_Text"><text:tab/>next_depth = []</text:p>
      <text:p text:style-name="Preformatted_20_Text"><text:tab/>depth = 0</text:p>
      <text:p text:style-name="Preformatted_20_Text"><text:tab/>while tocrawl and depth &lt;= max_depth:</text:p>
      <text:p text:style-name="Preformatted_20_Text"><text:s text:c="8"/>page = tocrawl.pop()</text:p>
      <text:p text:style-name="Preformatted_20_Text"><text:s text:c="8"/>if page not in crawled:</text:p>
      <text:p text:style-name="Preformatted_20_Text"><text:s text:c="12"/>union(next_depth, get_all_links(get_page(page)))</text:p>
      <text:p text:style-name="Preformatted_20_Text"><text:s text:c="12"/>crawled.append(page)</text:p>
      <text:p text:style-name="Preformatted_20_Text"><text:s text:c="8"/>if not tocrawl:</text:p>
      <text:p text:style-name="Preformatted_20_Text"><text:s text:c="12"/>tocrawl, next_depth = next_depth, []</text:p>
      <text:p text:style-name="Preformatted_20_Text"><text:s text:c="12"/>depth = depth + 1</text:p>
      <text:p text:style-name="P11"><text:s text:c="4"/>return crawled</text:p>
      <text:p text:style-name="P10"/>
      <text:p text:style-name="Standard"/>
      <text:p text:style-name="Standard"/>
      <text:p text:style-name="Standard"/>
      <text:p text:style-name="Standard"/>
      <text:p text:style-name="Standard"><text:bookmark text:name="line-1-11"/><text:bookmark text:name="line-2391"/><text:bookmark text:name="line-2381"/><text:bookmark text:name="line-2371"/><text:bookmark text:name="line-2361"/><text:bookmark text:name="line-2351"/><text:bookmark text:name="line-2341"/><text:bookmark text:name="line-2331"/><text:bookmark text:name="line-2321"/><text:bookmark text:name="line-2313"/><text:bookmark text:name="line-2301"/><text:bookmark text:name="line-2291"/><text:bookmark text:name="line-2281"/><text:bookmark text:name="line-2271"/><text:bookmark text:name="line-2261"/><text:bookmark text:name="line-2251"/><text:bookmark text:name="line-2241"/><text:bookmark text:name="line-2231"/><text:bookmark text:name="line-2221"/><text:bookmark text:name="line-2213"/><text:bookmark text:name="line-2201"/><text:bookmark text:name="line-2191"/><text:bookmark text:name="line-2181"/><text:bookmark text:name="line-2171"/><text:bookmark text:name="line-2161"/><text:bookmark text:name="line-2151"/><text:bookmark text:name="line-2141"/><text:bookmark text:name="line-2131"/><text:bookmark text:name="line-2122"/><text:bookmark text:name="line-2113"/><text:bookmark text:name="line-2101"/><text:bookmark text:name="line-2091"/><text:bookmark text:name="line-2081"/><text:bookmark text:name="line-2071"/><text:bookmark text:name="line-2061"/><text:bookmark text:name="line-2051"/><text:bookmark text:name="line-2041"/><text:bookmark text:name="line-2031"/><text:bookmark text:name="line-2021"/><text:bookmark text:name="line-2013"/><text:bookmark text:name="line-2001"/><text:bookmark text:name="line-1991"/><text:bookmark text:name="line-1981"/><text:bookmark text:name="line-1971"/><text:bookmark text:name="line-1961"/><text:bookmark text:name="line-1951"/><text:bookmark text:name="line-1941"/><text:bookmark text:name="line-1931"/><text:bookmark text:name="line-1921"/><text:bookmark text:name="line-1913"/><text:bookmark text:name="line-1901"/><text:bookmark text:name="line-1891"/><text:bookmark text:name="line-1881"/><text:bookmark text:name="line-1871"/><text:bookmark text:name="line-1861"/><text:bookmark text:name="line-1851"/><text:bookmark text:name="line-1841"/><text:bookmark text:name="line-1831"/><text:bookmark text:name="line-1821"/><text:bookmark text:name="line-1813"/><text:bookmark text:name="line-1801"/><text:bookmark text:name="line-1791"/><text:bookmark text:name="line-1781"/><text:bookmark text:name="line-1771"/><text:bookmark text:name="line-1761"/><text:bookmark text:name="line-1751"/><text:bookmark text:name="line-1741"/><text:bookmark text:name="line-1731"/><text:bookmark text:name="line-1721"/><text:bookmark text:name="line-1713"/><text:bookmark text:name="line-1701"/><text:bookmark text:name="line-1691"/><text:bookmark text:name="line-1681"/><text:bookmark text:name="line-1671"/><text:bookmark text:name="line-1661"/><text:bookmark text:name="line-1651"/><text:span text:style-name="T7">Question 8 - Sudoku</text:span> (3 Gold Stars) – <text:s/>Sudoku [<text:a xlink:type="simple" xlink:href="http://en.wikipedia.org/wiki/Sudoku">http://en.wikipedia.org/wiki/Sudoku</text:a>]<text:bookmark text:name="line-6-11"/> is a logic puzzle where a game<text:bookmark text:name="line-7-11"/> is defined by a partially filled<text:bookmark text:name="line-8-11"/> 9 x 9 square of digits where each square<text:bookmark text:name="line-9-11"/> contains one of the digits 1,2,3,4,5,6,7,8,9.<text:bookmark text:name="line-10-11"/> For this question we will generalize<text:bookmark text:name="line-11-11"/> and simplify the game.</text:p>
      <text:p text:style-name="Standard"><text:bookmark text:name="line-13-11"/><text:tab/>Define a procedure, check_sudoku, that takes as input a square list<text:bookmark text:name="line-15-11"/> of lists<office:annotation><dc:creator>Unknown Author</dc:creator><dc:date>2012-06-21T13:42:47.98</dc:date><text:p text:style-name="P15"><text:span text:style-name="T20">Is this input somehow a table (or could it be made into one)? Can you have tables as input? If so, that would greatly simplify the symmetric list problem below</text:span></text:p></office:annotation> representing an NxN sudoku puzzle solution and returns the boolean True if the input is a valid<text:bookmark text:name="line-18-11"/> sudoku square and returns the boolean False<text:bookmark text:name="line-19-11"/> otherwise.<text:bookmark text:name="line-21-11"/> A valid sudoku square satisfies these<text:bookmark text:name="line-22-11"/> two properties:</text:p>
      <text:p text:style-name="Standard"><text:bookmark text:name="line-24-11"/><text:tab/>1. Each column of the square contains<text:bookmark text:name="line-25-11"/> each of the whole numbers from 1 to n exactly once.</text:p>
      <text:p text:style-name="Standard"><text:tab/>2. Each row of the square contains each of the whole numbers from 1 to n exactly once.</text:p>
      <text:p text:style-name="Standard"><text:bookmark text:name="line-30-11"/>You may assume the the input is square and contains at<text:bookmark text:name="line-31-11"/> least one row and column.</text:p>
      <text:p text:style-name="Standard"><text:bookmark text:name="line-32-11"/></text:p>
      <text:p text:style-name="Standard">def check_sudoku(list):</text:p>
      <text:p text:style-name="Standard"/>
      <text:p text:style-name="Standard"><text:tab/>i = 1</text:p>
      <text:p text:style-name="Standard"><text:soft-page-break/><text:tab/>comparison_list = []</text:p>
      <text:p text:style-name="Standard"><text:tab/>while i &lt; (len(list) + 1): # because i starts from one = 1</text:p>
      <text:p text:style-name="Standard"><text:tab/><text:tab/>comparison_list.append(i)</text:p>
      <text:p text:style-name="Standard"><text:tab/><text:tab/>i = i+1</text:p>
      <text:p text:style-name="Standard"/>
      <text:p text:style-name="Standard"><text:tab/>row = 0</text:p>
      <text:p text:style-name="Standard"><text:tab/>column = 0</text:p>
      <text:p text:style-name="Standard"><text:tab/>single_column_list = []</text:p>
      <text:p text:style-name="Standard"><text:tab/>all_column_list=[]</text:p>
      <text:p text:style-name="Standard"><text:tab/>while column &lt; len(list):</text:p>
      <text:p text:style-name="Standard"><text:tab/><text:tab/>sorted_list = sorted(list[column])</text:p>
      <text:p text:style-name="Standard"><text:tab/><text:tab/>if(sorted_list != comparison_list):</text:p>
      <text:p text:style-name="Standard"><text:tab/><text:tab/><text:tab/>return False</text:p>
      <text:p text:style-name="Standard"/>
      <text:p text:style-name="Standard"><text:tab/><text:tab/>row = 0</text:p>
      <text:p text:style-name="Standard"><text:tab/><text:tab/>single_column_list = []</text:p>
      <text:p text:style-name="Standard"><text:tab/><text:tab/>while row &lt; len(list):</text:p>
      <text:p text:style-name="Standard"><text:tab/><text:tab/><text:tab/>single_column_list.append(list[row][column])</text:p>
      <text:p text:style-name="Standard"><text:tab/><text:tab/><text:tab/>row=row+1</text:p>
      <text:p text:style-name="Standard"><text:tab/><text:tab/>sorted_column_list = sorted(single_column_list)</text:p>
      <text:p text:style-name="Standard"><text:tab/><text:tab/>if(sorted_column_list != comparison_list):</text:p>
      <text:p text:style-name="Standard"><text:tab/><text:tab/><text:tab/>return False</text:p>
      <text:p text:style-name="Standard"><text:tab/><text:tab/>column=column+1</text:p>
      <text:p text:style-name="Standard"><text:tab/>return True <text:s text:c="2"/></text:p>
      <text:p text:style-name="Standard"/>
      <text:p text:style-name="P6">Extra Practice</text:p>
      <text:p text:style-name="Standard"><text:span text:style-name="T10">Question 1</text:span><text:span text:style-name="T6">: Exploring List Properties</text:span><text:span text:style-name="T13">: </text:span>Investigating adding and appending to lists </text:p>
      <text:p text:style-name="P1">Part A<text:span text:style-name="T11">:</text:span></text:p>
      <text:p text:style-name="Standard">If you run the following four lines of codes, what are list1 and list2?</text:p>
      <text:p text:style-name="Standard"><text:tab/>list1 = [1,2,3,4]</text:p>
      <text:p text:style-name="Standard"><text:tab/>list2 = [1,2,3,4]</text:p>
      <text:p text:style-name="Standard"><text:tab/>list1 = list1 + [5]<office:annotation><dc:creator>Unknown Author</dc:creator><dc:date>2012-06-21T09:20:44.99</dc:date><text:p text:style-name="P15"><text:span text:style-name="T20">Plus creates a new list – so the initial list input remains unchanged; note that this gives the list the same name as list1 – but if you call it new_list, you can still get the old list1</text:span></text:p></office:annotation></text:p>
      <text:p text:style-name="Standard"><text:tab/>list2.append(5)<office:annotation><dc:creator>Unknown Author</dc:creator><dc:date>2012-06-21T09:21:07.99</dc:date><text:p text:style-name="P15"><text:span text:style-name="T20">Append mutates the list it acts on, so the initial list input is changed</text:span></text:p></office:annotation></text:p>
      <text:p text:style-name="Standard"/>
      <text:p text:style-name="Standard">print list1 – [1,2,3,4,5]</text:p>
      <text:p text:style-name="Standard">print list2 – [1,2,3,4,5]</text:p>
      <text:p text:style-name="Standard"><text:tab/>&gt;&gt; if you do this, the difference is clearer:</text:p>
      <text:p text:style-name="Standard"><text:tab/><text:tab/>list1 = [1,2,3,4]</text:p>
      <text:p text:style-name="Standard"><text:tab/><text:tab/>list2 = [1,2,3,4]</text:p>
      <text:p text:style-name="Standard"><text:tab/><text:tab/>listz = list1 + [5]<office:annotation><dc:creator>Unknown Author</dc:creator><dc:date>2012-06-21T09:20:44.99</dc:date><text:p text:style-name="P15"><text:span text:style-name="T20">Plus creates a new list – so the initial list input remains unchanged; note that this gives the list the same name as list1 – but if you call it new_list, you can still get the old list1</text:span></text:p></office:annotation></text:p>
      <text:p text:style-name="Standard"><text:tab/><text:tab/>list2.append(5</text:p>
      <text:p text:style-name="Standard">print list1 – [1,2,3,4]</text:p>
      <text:p text:style-name="Standard">print listz – [1,2,3,4,5]</text:p>
      <text:p text:style-name="Standard">print list2 – [1,2,3,4,5]<office:annotation><dc:creator>Unknown Author</dc:creator><dc:date>2012-06-21T09:27:56.99</dc:date><text:p text:style-name="P15"><text:span text:style-name="T20">Note that there is no way to get back the original list 2</text:span></text:p></office:annotation></text:p>
      <text:p text:style-name="Standard"/>
      <text:p text:style-name="P1">Part B:</text:p>
      <text:p text:style-name="Standard">What is the difference between these two pieces of code?</text:p>
      <text:p text:style-name="Standard">def proc(mylist):</text:p>
      <text:p text:style-name="Standard"><text:s text:c="4"/>mylist = mylist <text:span text:style-name="T4">+ </text:span>[6]</text:p>
      <text:p text:style-name="Standard">def proc2(mylist):</text:p>
      <text:p text:style-name="Standard"><text:s text:c="4"/>mylist.<text:span text:style-name="T4">append</text:span>(6)</text:p>
      <text:p text:style-name="Standard"/>
      <text:p text:style-name="Standard"><text:soft-page-break/>Can you explain the results given by the four print statements below? </text:p>
      <text:p text:style-name="Standard">#print list1 – [1,2,3,4,5]</text:p>
      <text:p text:style-name="Standard">#proc(list1) </text:p>
      <text:p text:style-name="Standard">#print list1 – [1,2,3,4,5]</text:p>
      <text:p text:style-name="Standard"><text:tab/>&gt;&gt; Proc uses plus so it creates a new list, mylist (note that this is an assignment), that is <text:tab/><text:tab/><text:tab/>[1,2,3,4,5,6] – because there's no return for mylist, proc(list1) doesn't affect list1, and <text:tab/><text:tab/>running print list1 after 1 just prints the original input list 1; as above, this is clearer <text:tab/><text:tab/>if you imagine it as</text:p>
      <text:p text:style-name="Standard"><text:tab/><text:tab/><text:tab/>def proc(mylist):</text:p>
      <text:p text:style-name="Standard"><text:tab/><text:tab/><text:tab/><text:tab/>q=mylist+[6]</text:p>
      <text:p text:style-name="Standard"><text:tab/><text:tab/>So there's a change being made here, but it's effectively to q, which is now <text:tab/><text:tab/><text:tab/>[1,2,3,4,5,6]; if you make the next line “return q,” this will behave the same as the <text:tab/><text:tab/>code below.</text:p>
      <text:p text:style-name="Standard">#print list2 – [1,2,3,4,5]</text:p>
      <text:p text:style-name="Standard">#proc2(list2)</text:p>
      <text:p text:style-name="Standard">#print list2 – [1,2,3,4,5,6]</text:p>
      <text:p text:style-name="Standard"><text:tab/>&gt;&gt; this procedure uses append, and so it mutates the input list, which it makes into <text:tab/><text:tab/>[1,2,3,4,5,6]</text:p>
      <text:p text:style-name="P1">Part C:</text:p>
      <text:p text:style-name="Standard">Python has a special assignment syntax: +=. <text:s/>Here is an example:</text:p>
      <text:p text:style-name="Standard"/>
      <text:p text:style-name="Standard">list3 = [1,2,3,4]</text:p>
      <text:p text:style-name="Standard">list3 += [5]</text:p>
      <text:p text:style-name="Standard"/>
      <text:p text:style-name="Standard">Does this behave like list1 = list1 + [5] or <text:span text:style-name="T4">list2.append(5)</text:span>? Write a procedure, proc3 similar to proc and proc2, but for +=. When you've done that check your conclusion using the print-procedure call-print code as above.</text:p>
      <text:p text:style-name="Standard"><text:tab/>list3=[1,2,3,4]</text:p>
      <text:p text:style-name="Standard"><text:tab/>def proc3(list3):</text:p>
      <text:p text:style-name="Standard"><text:s text:c="3"/><text:tab/><text:tab/>list3+=[5]</text:p>
      <text:p text:style-name="Standard"/>
      <text:p text:style-name="Standard"><text:tab/>print list3 → [1,2,3,4]</text:p>
      <text:p text:style-name="Standard"><text:tab/>proc3(list3)</text:p>
      <text:p text:style-name="Standard"><text:tab/>print list3 → [1,2,3,4,5]<office:annotation><dc:creator>Unknown Author</dc:creator><dc:date>2012-06-21T10:18:30</dc:date><text:p text:style-name="P15"><text:span text:style-name="T20">I think this is like the assignment change for plus described above, but with the additional return statement that makes the output into the changed list</text:span></text:p></office:annotation></text:p>
      <text:p text:style-name="Standard"># What happens when you try:</text:p>
      <text:p text:style-name="Standard"/>
      <text:p text:style-name="Standard">list1 = list1 + [7,8,9]</text:p>
      <text:p text:style-name="Standard">print list1 → [1,2,3,4,7,8,9]</text:p>
      <text:p text:style-name="Standard">list2.append([7,8,9])</text:p>
      <text:p text:style-name="Standard">print list2 → [1,2,3,4,5,6,[7,8,9]]</text:p>
      <text:p text:style-name="Standard">list3 += [7,8,9]</text:p>
      <text:p text:style-name="Standard">print list3 → [1,2,3,4,5,7,8,9]</text:p>
      <text:p text:style-name="Standard"/>
      <text:p text:style-name="Standard">When you've understood the difference between the three methods, write a procedure list_test which takes three lists as inputs. You should mutate the first input list to include 'a' as the last entry, mutate the second to include the entries 'a', 'b', 'c' and finally the last list should not be mutated but a copy should be returned with the additional entry 'w'.</text:p>
      <text:p text:style-name="Standard"/>
      <text:p text:style-name="Standard">first_input = [1,2,3]</text:p>
      <text:p text:style-name="Standard">second_input = [4,5,6]</text:p>
      <text:p text:style-name="Standard">third_input = [7,8,9]</text:p>
      <text:p text:style-name="Standard"/>
      <text:p text:style-name="Standard"><text:soft-page-break/>def list_test(first_input, second_input, third_input):</text:p>
      <text:p text:style-name="Standard"><text:tab/>first_input.append('a')</text:p>
      <text:p text:style-name="Standard"><text:tab/>second_input+=['a','b','c']</text:p>
      <text:p text:style-name="Standard"><text:tab/>third_input=third_input+['w']</text:p>
      <text:p text:style-name="Standard"><text:tab/>return third_input </text:p>
      <text:p text:style-name="Standard"/>
      <text:p text:style-name="Standard">#print list_test(first_input, second_input, third_input)<office:annotation><dc:creator>Unknown Author</dc:creator><dc:date>2012-06-21T10:53:15</dc:date><text:p text:style-name="P15"><text:span text:style-name="T20">This seems like a very weird and artificial output for the procedure as a whole, but . . . </text:span></text:p></office:annotation></text:p>
      <text:p text:style-name="Standard">#&gt;&gt;&gt; [7,8,9,'w']</text:p>
      <text:p text:style-name="Standard">#print first_input</text:p>
      <text:p text:style-name="Standard">#&gt;&gt;&gt; [1,2,3,'a']</text:p>
      <text:p text:style-name="Standard">#print second_input</text:p>
      <text:p text:style-name="Standard">#&gt;&gt;&gt; [4,5,6,'a','b','c']</text:p>
      <text:p text:style-name="Standard">#print third_input</text:p>
      <text:p text:style-name="Standard">#&gt;&gt;&gt; [7,8,9]</text:p>
      <text:p text:style-name="Standard"/>
      <text:p text:style-name="Standard"><text:span text:style-name="T6">Question 2 – Symmetric Square: </text:span><text:span text:style-name="T12">A list is symmetric if the first row is the same as the first column,</text:span></text:p>
      <text:p text:style-name="P7"><text:tab/>the second row is the same as the second column and so on. Write a procedure, symmetric, <text:tab/>which takes a list as input, and returns the boolean True if the list is symmetric and False if it <text:tab/>is not.</text:p>
      <text:p text:style-name="P7">&gt;&gt; OK – so the overall strategy here is to compare the lists running across (rows) with the <text:tab/><text:tab/>lists running down (columns); so, for example, for list=[[1,2,3], [2,3,4], <text:tab/><text:tab/><text:tab/><text:tab/>[3,4,1]], it needs to be the case that</text:p>
      <text:p text:style-name="P7"><text:tab/><text:tab/>list[0][0] = list[0][0] – obviously, this will always be true</text:p>
      <text:p text:style-name="P7"><text:tab/><text:tab/>list[0][1] = list[1][0]</text:p>
      <text:p text:style-name="P7"><text:tab/><text:tab/>list[0][2] = list[2][0]<office:annotation><dc:creator>Unknown Author</dc:creator><dc:date>2012-06-21T11:46:47</dc:date><text:p text:style-name="P15"><text:span text:style-name="T20">These three steps confirm that list-element 1 horizontal is identical to list-element 1 verital</text:span></text:p></office:annotation></text:p>
      <text:p text:style-name="P7"><text:tab/><text:tab/>list[1][0] = list[0][1] – this comparison is made at step 2 above</text:p>
      <text:p text:style-name="P7"><text:tab/><text:tab/>list[1][1] = list[1][1] – again, obviously always true</text:p>
      <text:p text:style-name="P7"><text:tab/><text:tab/>list[1][2] = list[2][1]<office:annotation><dc:creator>Unknown Author</dc:creator><dc:date>2012-06-21T11:50:37</dc:date><text:p text:style-name="P15"><text:span text:style-name="T20">These three steps match the vertical and horizontal versions of the second list-element</text:span></text:p></office:annotation></text:p>
      <text:p text:style-name="P7"><text:tab/><text:tab/>list[2][0] = list[0][2] – this comparison is made at step 3 above</text:p>
      <text:p text:style-name="P7"><text:tab/><text:tab/>list[2][1] = list[1][2] – this comparison is made at step 6 above</text:p>
      <text:p text:style-name="P7"><text:tab/><text:tab/>list[2][2] = list[2][2] – again, obviously always true </text:p>
      <text:p text:style-name="P7">&gt;&gt;But there has got to be a more efficient way to do this – not to mention that the method above <text:tab/>requires you to know in advance how many list-items there are and how many items each <text:tab/>list-item contains – also, how the hell would you do this, some kind of giant cascade of <text:tab/><text:tab/>nested if statements?</text:p>
      <text:p text:style-name="P7">&gt;&gt;Let's think of something simpler – how would I decide whether there were matching list-<text:tab/>elements in a list? Let's set aside the weird vertical comparison thing for a minute and see if <text:tab/>we can do this simpler one</text:p>
      <text:p text:style-name="P7"><text:tab/>&gt; def in_list(list, item):</text:p>
      <text:p text:style-name="P7"><text:tab/><text:tab/>if item in list:</text:p>
      <text:p text:style-name="P7"><text:tab/><text:tab/><text:tab/>return True</text:p>
      <text:p text:style-name="P7"><text:tab/><text:tab/>else:</text:p>
      <text:p text:style-name="P7"><text:tab/><text:tab/><text:tab/>return False</text:p>
      <text:p text:style-name="P7"/>
      <text:p text:style-name="P7"><text:tab/><text:tab/>list=[[1,2,3],[2,3,4],[3,4,1]]</text:p>
      <text:p text:style-name="P7"><text:tab/><text:tab/>item=[1,2,3]</text:p>
      <text:p text:style-name="P7"><text:tab/><text:tab/>print in_list(list,item) → yields True</text:p>
      <text:p text:style-name="P7"/>
      <text:p text:style-name="P7"><text:tab/><text:tab/>item=[9,8,7]</text:p>
      <text:p text:style-name="P7"><text:tab/><text:tab/>print in_list(list,item) → yields False</text:p>
      <text:p text:style-name="P7"><text:tab/>&gt;OK, so what the hell with the vertical comparison? How can I do that? I need to create <text:tab/><text:tab/><text:tab/>another list of column-items, and then compare them, 0<text:span text:style-name="T18">th</text:span> <text:s/>item in row list with 0<text:span text:style-name="T18">th</text:span> <text:soft-page-break/><text:tab/><text:tab/>item in column list, reiterating until done</text:p>
      <text:p text:style-name="P7"/>
      <text:p text:style-name="P7">&gt;First – how to build the column list?</text:p>
      <text:p text:style-name="P7">def symmetric(list):</text:p>
      <text:p text:style-name="P7"><text:tab/>row = 0</text:p>
      <text:p text:style-name="P7"><text:tab/>column = 0</text:p>
      <text:p text:style-name="P7"><text:tab/>single_column_list = []</text:p>
      <text:p text:style-name="P7"><text:tab/>all_column_list=[]</text:p>
      <text:p text:style-name="P7"><text:tab/>while column &lt; len(list):</text:p>
      <text:p text:style-name="P7"><text:tab/><text:tab/>if len(list) != len(list[column]):</text:p>
      <text:p text:style-name="P7"><text:tab/><text:tab/><text:tab/>return False<office:annotation><dc:creator>Unknown Author</dc:creator><dc:date>2012-06-22T20:20:24.01</dc:date><text:p text:style-name="P16"><text:span text:style-name="T20">This eliminates cases in which the list is not square</text:span></text:p></office:annotation></text:p>
      <text:p text:style-name="P7"><text:tab/><text:tab/>row = 0</text:p>
      <text:p text:style-name="P7"><text:s/><text:tab/><text:tab/>single_column_list = []</text:p>
      <text:p text:style-name="P7"><text:tab/><text:tab/>while row &lt; len(list):</text:p>
      <text:p text:style-name="P7"><text:tab/><text:tab/><text:tab/>single_column_list.append(list[row][column])</text:p>
      <text:p text:style-name="P7"><text:tab/><text:tab/><text:tab/>row=row+1</text:p>
      <text:p text:style-name="P7"><text:tab/><text:tab/>all_column_list.append(single_column_list)</text:p>
      <text:p text:style-name="P7"><text:tab/><text:tab/>column=column+1</text:p>
      <text:p text:style-name="P7"><text:tab/>return list == all_column_list</text:p>
      <text:p text:style-name="P7"/>
      <text:p text:style-name="Standard"><text:span text:style-name="T9">Question 3</text:span><text:span text:style-name="T8"> – Mean of a List </text:span><text:span text:style-name="T14">: </text:span>The mean of a set of numbers is the sum of the numbers divided by the number of numbers. Write a procedure, mean, which takes <text:span text:style-name="T5">a list of numbers as its input </text:span>and <text:span text:style-name="T5">returns the mean of the numbers in the list</text:span>. Hint: You will need to work out how to make your division into decimal division instead of integer division. You get decimal division if any of the numbers involved are decimals.</text:p>
      <text:p text:style-name="Standard"/>
      <text:p text:style-name="Standard">&gt;&gt; So, we need to add up all the list items, and then divide them by len(list) – setting aside the integer/decimal division business for the moment </text:p>
      <text:p text:style-name="Standard"/>
      <text:p text:style-name="Standard">def list_mean(list):</text:p>
      <text:p text:style-name="Standard"><text:tab/>sum=0</text:p>
      <text:p text:style-name="Standard"><text:tab/>for e in list:</text:p>
      <text:p text:style-name="Standard"><text:tab/><text:tab/>sum=sum+e<office:annotation><dc:creator>Unknown Author</dc:creator><dc:date>2012-06-21T12:28:12.02</dc:date><text:p text:style-name="P15"><text:span text:style-name="T20">This should add up all the list items</text:span></text:p></office:annotation></text:p>
      <text:p text:style-name="Standard"><text:tab/>mean=sum/len(list)<office:annotation><dc:creator>Unknown Author</dc:creator><dc:date>2012-06-21T12:37:03.02</dc:date><text:p text:style-name="P15"><text:span text:style-name="T20">This divides the sum by the number of list items</text:span></text:p></office:annotation></text:p>
      <text:p text:style-name="Standard"><text:tab/>return mean </text:p>
      <text:p text:style-name="Standard">&gt;&gt;OK – this works at a crude level, but it does not address the integer/decimal division issue; for <text:tab/>example, for list=[1,2,3,4], the code above gives back 2 when it should return 2.5 – what we <text:tab/>need is to somehow make sum into sum.0, but howwwwww</text:p>
      <text:p text:style-name="Standard"><text:tab/>&gt; this <text:span text:style-name="T5">can't use append,</text:span> because append only works on lists, and it adds an element to the list <text:s/><text:tab/><text:tab/>– none of that can help here, b/c sum is not a list and even if it were, .0 would be <text:tab/><text:tab/><text:tab/>useless as an independent list item</text:p>
      <text:p text:style-name="Standard"><text:tab/>&gt;sum+=[.0] gives an error – TypeError: unsupported operand type(s) for +=: 'int' and 'list'; <text:tab/><text:tab/>let's see what happens when I stop making [.0] into a list . . . <text:s/></text:p>
      <text:p text:style-name="Standard"><text:tab/>&gt;sum+=.0 seems to work – print sum after this step yields sum.0;<office:annotation><dc:creator>Unknown Author</dc:creator><dc:date>2012-06-21T13:11:29.02</dc:date><text:p text:style-name="P15"><text:span text:style-name="T20">Note that if you try to use “sum+.0” here, it just does the math, adding nothing to sum – a print sum step after this just prints an unaltered version of the sum produced by the for loop</text:span></text:p></office:annotation> remember from question 1 <text:tab/><text:tab/>above that this += works like append (it effectively changes the value of the thing it <text:tab/><text:tab/>acts on), but while append only works for lists, this works for other inputs</text:p>
      <text:p text:style-name="P5">def list_mean(list):</text:p>
      <text:p text:style-name="P5"><text:tab/>sum=0</text:p>
      <text:p text:style-name="P5"><text:tab/>for e in list:</text:p>
      <text:p text:style-name="P5"><text:tab/><text:tab/>sum=sum+e</text:p>
      <text:p text:style-name="P5"><text:tab/>sum+=.0</text:p>
      <text:p text:style-name="P5"><text:tab/>mean=sum/len(list)</text:p>
      <text:p text:style-name="P5"><text:soft-page-break/><text:tab/>return mean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6-20T15:32:46.81</meta:creation-date>
    <meta:generator>OpenOffice.org/3.3$Win32 OpenOffice.org_project/330m20$Build-9567</meta:generator>
    <dc:date>2012-07-16T11:50:32.25</dc:date>
    <meta:editing-duration>P2DT18M59S</meta:editing-duration>
    <meta:editing-cycles>95</meta:editing-cycles>
    <meta:document-statistic meta:table-count="0" meta:image-count="0" meta:object-count="0" meta:page-count="11" meta:paragraph-count="385" meta:word-count="2993" meta:character-count="18942"/>
  </office:meta>
</office:document-meta>
</file>